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ustomCollectionEditorTests.testCtorWithNonCollectio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stomCollectionEditorTests.testWhenTargetTypeIsExactlyTheCollectionInterfaceUsesFallbackCollectionTyp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ustomCollectionEditorTests.testWithCollectionTypeThatDoesNotExposeAPublicNoArg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llectionTypeWithNoNoArgCtor.CollectionTypeWithNoNoArgCtor( String an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ustomCollectionEditorTests.testSunnyDaySetAsTextYieldsSingleValu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ustomCollectionEditorTests.testCtorWithNullCollectio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stomCollectionEditorTests.testSunnyDaySetValu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